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2871" officeooo:paragraph-rsid="000b28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k pour passage du dernier fichier (4)</text:p>
      <text:p text:style-name="P1"/>
      <text:p text:style-name="P1">Cordialement,</text:p>
      <text:p text:style-name="P1"/>
      <text:p text:style-name="P1">Fiducial</text:p>
      <text:p text:style-name="P1">Julien CHEVAUSSET</text:p>
      <text:p text:style-name="P1">Chef de Projet SI Banque</text:p>
      <text:p text:style-name="P1">Système d'Information Banque</text:p>
      <text:p text:style-name="P1">38 rue sergent Michel Berthet 69009 LYON</text:p>
      <text:p text:style-name="P1">04.27.82.63.58</text:p>
      <text:p text:style-name="P1"/>
      <text:p text:style-name="P1">http://www.fiducial.fr/</text:p>
      <text:p text:style-name="P1"/>
      <text:p text:style-name="P1">-------- Message original --------</text:p>
      <text:p text:style-name="P1">Sujet: Re: Fwd: Fwd: Mise à dispo fichier</text:p>
      <text:p text:style-name="P1">De : Stéphane Papillon &lt;s.papillon@fiducial.net&gt;</text:p>
      <text:p text:style-name="P1">Pour : Julien Chevausset &lt;julien.chevausset@fiducial.net&gt;</text:p>
      <text:p text:style-name="P1">Copie à : Perrine Leost &lt;perrine.leost@fiducial.net&gt;</text:p>
      <text:p text:style-name="P1">Date : 04/06/2014 16:29</text:p>
      <text:p text:style-name="P1">&gt; ksh sur fichier 3 passé</text:p>
      <text:p text:style-name="P1">&gt; Fiducial Staffing</text:p>
      <text:p text:style-name="P1">&gt; Stéphane PAPILLON</text:p>
      <text:p text:style-name="P1">&gt; Administrateur Système Linux - Infrastructure des Systèmes d'Information</text:p>
      <text:p text:style-name="P1">&gt; 19, rue Cottin</text:p>
      <text:p text:style-name="P1">&gt; 69009 Lyon</text:p>
      <text:p text:style-name="P1">&gt; s.papillon@fiducial.net</text:p>
      <text:p text:style-name="P1">&gt; 04 72 20 36 61</text:p>
      <text:p text:style-name="P1">&gt;</text:p>
      <text:p text:style-name="P1">&gt; http://www.fiducial.fr/</text:p>
      <text:p text:style-name="P1">&gt;</text:p>
      <text:p text:style-name="P1">&gt; Adresse postale:</text:p>
      <text:p text:style-name="P1">&gt; 38 rue Sergent Michel Berthet</text:p>
      <text:p text:style-name="P1">&gt; CS 50614</text:p>
      <text:p text:style-name="P1">&gt; 69258 Lyon Cedex 09</text:p>
      <text:p text:style-name="P1">&gt; -------- Message original --------</text:p>
      <text:p text:style-name="P1">&gt; Sujet: Re: Fwd: Fwd: Mise à dispo fichier</text:p>
      <text:p text:style-name="P1">&gt; De : Julien Chevausset &lt;julien.chevausset@fiducial.net&gt;</text:p>
      <text:p text:style-name="P1">&gt; Pour : Stéphane Papillon &lt;s.papillon@fiducial.net&gt;</text:p>
      <text:p text:style-name="P1">&gt; Copie à : Perrine Leost &lt;perrine.leost@fiducial.net&gt;</text:p>
      <text:p text:style-name="P1">&gt; Date : 04/06/2014 16:25</text:p>
      <text:p text:style-name="P1">&gt;&gt; ok c'est bon pour le fichier (2), on peut passer au fichier (3)</text:p>
      <text:p text:style-name="P1">&gt;&gt; Par contre, au préalable, peux-tu vérifier si la table ZXMNWPRO1 est vide sur Production ?</text:p>
      <text:p text:style-name="P1">&gt;&gt; Cordialement,</text:p>
      <text:p text:style-name="P1">&gt;&gt;</text:p>
      <text:p text:style-name="P1">&gt;&gt; Fiducial</text:p>
      <text:p text:style-name="P1">&gt;&gt; Julien CHEVAUSSET</text:p>
      <text:p text:style-name="P1">&gt;&gt; Chef de Projet SI Banque</text:p>
      <text:p text:style-name="P1">&gt;&gt; Système d'Information Banque</text:p>
      <text:p text:style-name="P1">&gt;&gt; 38 rue sergent Michel Berthet 69009 LYON</text:p>
      <text:p text:style-name="P1">&gt;&gt; 04.27.82.63.58</text:p>
      <text:p text:style-name="P1">&gt;&gt;</text:p>
      <text:p text:style-name="P1">&gt;&gt; http://www.fiducial.fr/</text:p>
      <text:p text:style-name="P1"><text:soft-page-break/>&gt;&gt; -------- Message original --------</text:p>
      <text:p text:style-name="P1">&gt;&gt; Sujet: Re: Fwd: Fwd: Mise à dispo fichier</text:p>
      <text:p text:style-name="P1">&gt;&gt; De : Stéphane Papillon &lt;s.papillon@fiducial.net&gt;</text:p>
      <text:p text:style-name="P1">&gt;&gt; Pour : Julien Chevausset &lt;julien.chevausset@fiducial.net&gt;</text:p>
      <text:p text:style-name="P1">&gt;&gt; Copie à : Perrine Leost &lt;perrine.leost@fiducial.net&gt;</text:p>
      <text:p text:style-name="P1">&gt;&gt; Date : 04/06/2014 15:41</text:p>
      <text:p text:style-name="P1">&gt;&gt;&gt; fait pour fichier 2</text:p>
      <text:p text:style-name="P1">&gt;&gt;&gt;</text:p>
      <text:p text:style-name="P1">&gt;&gt;&gt; Fiducial Staffing</text:p>
      <text:p text:style-name="P1">&gt;&gt;&gt; Stéphane PAPILLON</text:p>
      <text:p text:style-name="P1">&gt;&gt;&gt; Administrateur Système Linux - Infrastructure des Systèmes d'Information</text:p>
      <text:p text:style-name="P1">&gt;&gt;&gt; 19, rue Cottin</text:p>
      <text:p text:style-name="P1">&gt;&gt;&gt; 69009 Lyon</text:p>
      <text:p text:style-name="P1">&gt;&gt;&gt; s.papillon@fiducial.net</text:p>
      <text:p text:style-name="P1">&gt;&gt;&gt; 04 72 20 36 61</text:p>
      <text:p text:style-name="P1">&gt;&gt;&gt;</text:p>
      <text:p text:style-name="P1">&gt;&gt;&gt; http://www.fiducial.fr/</text:p>
      <text:p text:style-name="P1">&gt;&gt;&gt;</text:p>
      <text:p text:style-name="P1">&gt;&gt;&gt; Adresse postale:</text:p>
      <text:p text:style-name="P1">&gt;&gt;&gt; 38 rue Sergent Michel Berthet</text:p>
      <text:p text:style-name="P1">&gt;&gt;&gt; CS 50614</text:p>
      <text:p text:style-name="P1">&gt;&gt;&gt; 69258 Lyon Cedex 09</text:p>
      <text:p text:style-name="P1">&gt;&gt;&gt; -------- Message original --------</text:p>
      <text:p text:style-name="P1">&gt;&gt;&gt; Sujet: Re: Fwd: Fwd: Mise à dispo fichier</text:p>
      <text:p text:style-name="P1">&gt;&gt;&gt; De : Julien Chevausset &lt;julien.chevausset@fiducial.net&gt;</text:p>
      <text:p text:style-name="P1">&gt;&gt;&gt; Pour : Stéphane Papillon &lt;s.papillon@fiducial.net&gt;</text:p>
      <text:p text:style-name="P1">&gt;&gt;&gt; Copie à : Perrine Leost &lt;perrine.leost@fiducial.net&gt;</text:p>
      <text:p text:style-name="P1">&gt;&gt;&gt; Date : 04/06/2014 11:22</text:p>
      <text:p text:style-name="P1">&gt;&gt;&gt;&gt; Merci Stéphane, ça a fonctionné</text:p>
      <text:p text:style-name="P1">&gt;&gt;&gt;&gt; Peux-tu effectuer la même opération avec le fichier (2), à savoir :</text:p>
      <text:p text:style-name="P1">&gt;&gt;&gt;&gt;</text:p>
      <text:p text:style-name="P1">&gt;&gt;&gt;&gt; - Récupérer le fichier ZXPROBQE (2).dat sous L:\STAFFING\DSI\Production-Etudes\Banque\TIERS</text:p>
      <text:p text:style-name="P1">&gt;&gt;&gt;&gt; - Renommer le ZXPROBQE (2).dat en ZXPROBQE.dat (tu auras cette fois sûrement le dernier fichier encore présent)</text:p>
      <text:p text:style-name="P1">&gt;&gt;&gt;&gt; - Le copier sous : /sab/sab139/SAB139/f_interface/entree</text:p>
      <text:p text:style-name="P1">&gt;&gt;&gt;&gt; - Lancer la commande : ksh /app/sabfid/scripts/S_SAB_TABLE_TIERS.ksh -f "/sab/sab139/SAB139/f_interface/entree/ZXPROBQE.dat" -t "ZXMNWPRO1"</text:p>
      <text:p text:style-name="P1">&gt;&gt;&gt;&gt; Cordialement,</text:p>
      <text:p text:style-name="P1">&gt;&gt;&gt;&gt;</text:p>
      <text:p text:style-name="P1">&gt;&gt;&gt;&gt; Fiducial</text:p>
      <text:p text:style-name="P1">&gt;&gt;&gt;&gt; Julien CHEVAUSSET</text:p>
      <text:p text:style-name="P1">&gt;&gt;&gt;&gt; Chef de Projet SI Banque</text:p>
      <text:p text:style-name="P1">&gt;&gt;&gt;&gt; Système d'Information Banque</text:p>
      <text:p text:style-name="P1">&gt;&gt;&gt;&gt; 38 rue sergent Michel Berthet 69009 LYON</text:p>
      <text:p text:style-name="P1">&gt;&gt;&gt;&gt; 04.27.82.63.58</text:p>
      <text:p text:style-name="P1">&gt;&gt;&gt;&gt;</text:p>
      <text:p text:style-name="P1">&gt;&gt;&gt;&gt; http://www.fiducial.fr/</text:p>
      <text:p text:style-name="P1">&gt;&gt;&gt;&gt; -------- Message original --------</text:p>
      <text:p text:style-name="P1">&gt;&gt;&gt;&gt; Sujet: Re: Fwd: Fwd: Mise à dispo fichier</text:p>
      <text:p text:style-name="P1">&gt;&gt;&gt;&gt; De : Stéphane Papillon &lt;s.papillon@fiducial.net&gt;</text:p>
      <text:p text:style-name="P1">&gt;&gt;&gt;&gt; Pour : Julien Chevausset &lt;julien.chevausset@fiducial.net&gt;</text:p>
      <text:p text:style-name="P1"><text:soft-page-break/>&gt;&gt;&gt;&gt; Copie à : Perrine Leost &lt;perrine.leost@fiducial.net&gt;</text:p>
      <text:p text:style-name="P1">&gt;&gt;&gt;&gt; Date : 04/06/2014 09:47</text:p>
      <text:p text:style-name="P1">&gt;&gt;&gt;&gt;&gt; Julien,</text:p>
      <text:p text:style-name="P1">&gt;&gt;&gt;&gt;&gt;</text:p>
      <text:p text:style-name="P1">&gt;&gt;&gt;&gt;&gt; Le fichier n'était plus présent, j'ai remis le 1 et lancé le traitement, résultat ci-dessous (le fichier est tjrs présent:</text:p>
      <text:p text:style-name="P1">&gt;&gt;&gt;&gt;&gt;</text:p>
      <text:p text:style-name="P1">&gt;&gt;&gt;&gt;&gt; SQL*Loader: Release 11.2.0.3.0 - Production on Mer. Juin 4 09:44:59 2014</text:p>
      <text:p text:style-name="P1">&gt;&gt;&gt;&gt;&gt;</text:p>
      <text:p text:style-name="P1">&gt;&gt;&gt;&gt;&gt; Copyright (c) 1982, 2011, Oracle and/or its affiliates. <text:s/>All rights reserved.</text:p>
      <text:p text:style-name="P1">&gt;&gt;&gt;&gt;&gt;</text:p>
      <text:p text:style-name="P1">&gt;&gt;&gt;&gt;&gt; Point de validation (COMMIT) atteint - nombre d'enregis. logiques 50</text:p>
      <text:p text:style-name="P1">&gt;&gt;&gt;&gt;&gt; Point de validation (COMMIT) atteint - nombre d'enregis. logiques 98</text:p>
      <text:p text:style-name="P1">&gt;&gt;&gt;&gt;&gt; Point de validation (COMMIT) atteint - nombre d'enregis. logiques 99</text:p>
      <text:p text:style-name="P1">&gt;&gt;&gt;&gt;&gt;</text:p>
      <text:p text:style-name="P1">&gt;&gt;&gt;&gt;&gt; SQL*Loader: Release 11.2.0.3.0 - Production on Mer. Juin 4 09:44:59 2014</text:p>
      <text:p text:style-name="P1">&gt;&gt;&gt;&gt;&gt;</text:p>
      <text:p text:style-name="P1">&gt;&gt;&gt;&gt;&gt; Copyright (c) 1982, 2011, Oracle and/or its affiliates. <text:s/>All rights reserved.</text:p>
      <text:p text:style-name="P1">&gt;&gt;&gt;&gt;&gt;</text:p>
      <text:p text:style-name="P1">&gt;&gt;&gt;&gt;&gt; Fichier de contre : <text:s text:c="2"/>/tmp/S_SAB_TABLE_TIERS.ksh.33334.1</text:p>
      <text:p text:style-name="P1">&gt;&gt;&gt;&gt;&gt; Fichier de donns : <text:s text:c="5"/>/sab/sab139/SAB139/f_interface/entree/ZXPROBQE.dat</text:p>
      <text:p text:style-name="P1">&gt;&gt;&gt;&gt;&gt; <text:s text:c="2"/>Fichier des enregistrements refus : <text:s text:c="4"/>/tmp/S_SAB_TABLE_TIERS.ksh.33334.3</text:p>
      <text:p text:style-name="P1">&gt;&gt;&gt;&gt;&gt; <text:s text:c="2"/>Fichier DISCARD : /tmp/ZXPROBQE.dsc</text:p>
      <text:p text:style-name="P1">&gt;&gt;&gt;&gt;&gt; <text:s/>(Autoriser 1 rebuts)</text:p>
      <text:p text:style-name="P1">&gt;&gt;&gt;&gt;&gt;</text:p>
      <text:p text:style-name="P1">&gt;&gt;&gt;&gt;&gt; Nombre charger : ALL</text:p>
      <text:p text:style-name="P1">&gt;&gt;&gt;&gt;&gt; Nombre sauter: 0</text:p>
      <text:p text:style-name="P1">&gt;&gt;&gt;&gt;&gt; Erreurs permises: 0</text:p>
      <text:p text:style-name="P1">&gt;&gt;&gt;&gt;&gt; Tableau de variables : <text:s text:c="4"/>64 lignes, maximum de 256000 octets</text:p>
      <text:p text:style-name="P1">&gt;&gt;&gt;&gt;&gt; Continuation : <text:s text:c="3"/>aucune spification</text:p>
      <text:p text:style-name="P1">&gt;&gt;&gt;&gt;&gt; Chemin utilis <text:s text:c="5"/>Classique</text:p>
      <text:p text:style-name="P1">&gt;&gt;&gt;&gt;&gt;</text:p>
      <text:p text:style-name="P1">&gt;&gt;&gt;&gt;&gt; Table "SAB139"."ZXMNWPRO1", chargpartir de chaque enregistrement physique.</text:p>
      <text:p text:style-name="P1">&gt;&gt;&gt;&gt;&gt; Option d'insertion en vigueur pour cette table : APPEND</text:p>
      <text:p text:style-name="P1">&gt;&gt;&gt;&gt;&gt; option TRAILING NULLCOLS effective</text:p>
      <text:p text:style-name="P1">&gt;&gt;&gt;&gt;&gt;</text:p>
      <text:p text:style-name="P1">&gt;&gt;&gt;&gt;&gt; <text:s text:c="3"/>Nom de colonne <text:s text:c="14"/>Position <text:s text:c="2"/>Long. <text:s/>Sarat. Encadrem. Type de donns</text:p>
      <text:p text:style-name="P1">&gt;&gt;&gt;&gt;&gt; ------------------------------ ---------- ----- ---- ---- ---------------------</text:p>
      <text:p text:style-name="P1">&gt;&gt;&gt;&gt;&gt; MNWFLTORI <text:s text:c="28"/>1:1 <text:s text:c="4"/>1 <text:s text:c="10"/>CHARACTER</text:p>
      <text:p text:style-name="P1">&gt;&gt;&gt;&gt;&gt; MNWFLTREF <text:s text:c="27"/>2:21 <text:s text:c="3"/>20 <text:s text:c="10"/>CHARACTER</text:p>
      <text:p text:style-name="P1">&gt;&gt;&gt;&gt;&gt; MNWFLTNUM <text:s text:c="26"/>22:28 <text:s text:c="4"/>7 <text:s text:c="10"/>CHARACTER</text:p>
      <text:p text:style-name="P1">&gt;&gt;&gt;&gt;&gt; MNWFLTSEQ <text:s text:c="26"/>29:30 <text:s text:c="4"/>2 <text:s text:c="10"/>CHARACTER</text:p>
      <text:p text:style-name="P1">&gt;&gt;&gt;&gt;&gt; MNWFLTDAT <text:s text:c="26"/>31:38 <text:s text:c="4"/>8 <text:s text:c="10"/>CHARACTER</text:p>
      <text:p text:style-name="P1">&gt;&gt;&gt;&gt;&gt; MNWFLTHEU <text:s text:c="26"/>39:46 <text:s text:c="4"/>8 <text:s text:c="10"/>CHARACTER</text:p>
      <text:p text:style-name="P1">&gt;&gt;&gt;&gt;&gt; MNWFLTDON <text:s text:c="24"/>47:5046 <text:s/>5000 <text:s text:c="10"/>CHARACTER</text:p>
      <text:p text:style-name="P1">&gt;&gt;&gt;&gt;&gt; ID <text:s text:c="55"/>CONSTANT</text:p>
      <text:p text:style-name="P1">&gt;&gt;&gt;&gt;&gt; <text:s text:c="4"/>La valeur est '1'</text:p>
      <text:p text:style-name="P1">&gt;&gt;&gt;&gt;&gt;</text:p>
      <text:p text:style-name="P1">&gt;&gt;&gt;&gt;&gt; la valeur utilis pour le paramre ROWS est pass de 64 50</text:p>
      <text:p text:style-name="P1">&gt;&gt;&gt;&gt;&gt;</text:p>
      <text:p text:style-name="P1">&gt;&gt;&gt;&gt;&gt; Table "SAB139"."ZXMNWPRO1" :</text:p>
      <text:p text:style-name="P1">&gt;&gt;&gt;&gt;&gt; <text:s text:c="2"/>Chargement rssi de 99 Lignes.</text:p>
      <text:p text:style-name="P1"><text:soft-page-break/>&gt;&gt;&gt;&gt;&gt; <text:s text:c="2"/>0 Lignes chargement impossible d▒ des erreurs de donns.</text:p>
      <text:p text:style-name="P1">&gt;&gt;&gt;&gt;&gt; <text:s text:c="2"/>0 Lignes chargement impossible car hec de toutes les clauses WHEN.</text:p>
      <text:p text:style-name="P1">&gt;&gt;&gt;&gt;&gt; <text:s text:c="2"/>0 Lignes chargement impossible car tous les champs aient non renseign.</text:p>
      <text:p text:style-name="P1">&gt;&gt;&gt;&gt;&gt;</text:p>
      <text:p text:style-name="P1">&gt;&gt;&gt;&gt;&gt;</text:p>
      <text:p text:style-name="P1">&gt;&gt;&gt;&gt;&gt; Espace affectau tableau de variables : <text:s text:c="16"/>253200 octets(50 lignes)</text:p>
      <text:p text:style-name="P1">&gt;&gt;&gt;&gt;&gt; Octets de tampon de lecture : 1048576</text:p>
      <text:p text:style-name="P1">&gt;&gt;&gt;&gt;&gt;</text:p>
      <text:p text:style-name="P1">&gt;&gt;&gt;&gt;&gt; Nombre total d'enregistrements logiques ignor : <text:s text:c="9"/>0</text:p>
      <text:p text:style-name="P1">&gt;&gt;&gt;&gt;&gt; Nombre total d'enregistrements logiques lus : <text:s text:c="11"/>99</text:p>
      <text:p text:style-name="P1">&gt;&gt;&gt;&gt;&gt; Nombre total d'enregistrements logiques rejet : <text:s text:c="8"/>0</text:p>
      <text:p text:style-name="P1">&gt;&gt;&gt;&gt;&gt; Nombre total d'enregistrements logiques mis au rebut : <text:s text:c="7"/>0</text:p>
      <text:p text:style-name="P1">&gt;&gt;&gt;&gt;&gt;</text:p>
      <text:p text:style-name="P1">&gt;&gt;&gt;&gt;&gt; Le dut de l'exution a effectusur Mer. Juin <text:s/>04 09:44:59 2014</text:p>
      <text:p text:style-name="P1">&gt;&gt;&gt;&gt;&gt; La fin de l'exution a effectu sur Mer. Juin <text:s/>04 09:45:03 2014</text:p>
      <text:p text:style-name="P1">&gt;&gt;&gt;&gt;&gt;</text:p>
      <text:p text:style-name="P1">&gt;&gt;&gt;&gt;&gt; Temps oul(ELAPSED) : <text:s text:c="4"/>00:00:04.19</text:p>
      <text:p text:style-name="P1">&gt;&gt;&gt;&gt;&gt; Temps processeur (CPU) : <text:s text:c="3"/>00:00:00.03</text:p>
      <text:p text:style-name="P1">&gt;&gt;&gt;&gt;&gt;</text:p>
      <text:p text:style-name="P1">&gt;&gt;&gt;&gt;&gt; Stéphane</text:p>
      <text:p text:style-name="P1">&gt;&gt;&gt;&gt;&gt; Fiducial Staffing</text:p>
      <text:p text:style-name="P1">&gt;&gt;&gt;&gt;&gt; Stéphane PAPILLON</text:p>
      <text:p text:style-name="P1">&gt;&gt;&gt;&gt;&gt; Administrateur Système Linux - Infrastructure des Systèmes d'Information</text:p>
      <text:p text:style-name="P1">&gt;&gt;&gt;&gt;&gt; 19, rue Cottin</text:p>
      <text:p text:style-name="P1">&gt;&gt;&gt;&gt;&gt; 69009 Lyon</text:p>
      <text:p text:style-name="P1">&gt;&gt;&gt;&gt;&gt; s.papillon@fiducial.net</text:p>
      <text:p text:style-name="P1">&gt;&gt;&gt;&gt;&gt; 04 72 20 36 61</text:p>
      <text:p text:style-name="P1">&gt;&gt;&gt;&gt;&gt;</text:p>
      <text:p text:style-name="P1">&gt;&gt;&gt;&gt;&gt; http://www.fiducial.fr/</text:p>
      <text:p text:style-name="P1">&gt;&gt;&gt;&gt;&gt;</text:p>
      <text:p text:style-name="P1">&gt;&gt;&gt;&gt;&gt; Adresse postale:</text:p>
      <text:p text:style-name="P1">&gt;&gt;&gt;&gt;&gt; 38 rue Sergent Michel Berthet</text:p>
      <text:p text:style-name="P1">&gt;&gt;&gt;&gt;&gt; CS 50614</text:p>
      <text:p text:style-name="P1">&gt;&gt;&gt;&gt;&gt; 69258 Lyon Cedex 09</text:p>
      <text:p text:style-name="P1">&gt;&gt;&gt;&gt;&gt; -------- Message original --------</text:p>
      <text:p text:style-name="P1">&gt;&gt;&gt;&gt;&gt; Sujet: Re: Fwd: Fwd: Mise à dispo fichier</text:p>
      <text:p text:style-name="P1">&gt;&gt;&gt;&gt;&gt; De : Julien Chevausset &lt;julien.chevausset@fiducial.net&gt;</text:p>
      <text:p text:style-name="P1">&gt;&gt;&gt;&gt;&gt; Pour : Stéphane Papillon &lt;s.papillon@fiducial.net&gt;</text:p>
      <text:p text:style-name="P1">&gt;&gt;&gt;&gt;&gt; Copie à : "systemes.production.dsi" &lt;systemes.production.dsi@fiducial.fr&gt;, Perrine Leost &lt;perrine.leost@fiducial.net&gt;</text:p>
      <text:p text:style-name="P1">&gt;&gt;&gt;&gt;&gt; Date : 04/06/2014 09:39</text:p>
      <text:p text:style-name="P1">&gt;&gt;&gt;&gt;&gt;&gt; Bonjour Stéphane,</text:p>
      <text:p text:style-name="P1">&gt;&gt;&gt;&gt;&gt;&gt; Peux-tu me dire si le fichier ci-dessous est toujours présent en production sous /sab/sab139/SAB139/f_interface/entree ?</text:p>
      <text:p text:style-name="P1">&gt;&gt;&gt;&gt;&gt;&gt; Si oui, peux-tu lancer le traitement suivant sur production :</text:p>
      <text:p text:style-name="P1">&gt;&gt;&gt;&gt;&gt;&gt;</text:p>
      <text:p text:style-name="P1">&gt;&gt;&gt;&gt;&gt;&gt; ksh /app/sabfid/scripts/S_SAB_TABLE_TIERS.ksh -f "/sab/sab139/SAB139/f_interface/entree/ZXPROBQE.dat" -t "ZXMNWPRO1"</text:p>
      <text:p text:style-name="P1">&gt;&gt;&gt;&gt;&gt;&gt;</text:p>
      <text:p text:style-name="P1">&gt;&gt;&gt;&gt;&gt;&gt; Si non, peux-tu recopier le fichier 1, et lancer le même traitement : </text:p>
      <text:p text:style-name="P1">&gt;&gt;&gt;&gt;&gt;&gt;</text:p>
      <text:p text:style-name="P1">&gt;&gt;&gt;&gt;&gt;&gt; ksh /app/sabfid/scripts/S_SAB_TABLE_TIERS.ksh -f <text:soft-page-break/>"/sab/sab139/SAB139/f_interface/entree/ZXPROBQE.dat" -t "ZXMNWPRO1"</text:p>
      <text:p text:style-name="P1">&gt;&gt;&gt;&gt;&gt;&gt; Cordialement,</text:p>
      <text:p text:style-name="P1">&gt;&gt;&gt;&gt;&gt;&gt;</text:p>
      <text:p text:style-name="P1">&gt;&gt;&gt;&gt;&gt;&gt; Fiducial</text:p>
      <text:p text:style-name="P1">&gt;&gt;&gt;&gt;&gt;&gt; Julien CHEVAUSSET</text:p>
      <text:p text:style-name="P1">&gt;&gt;&gt;&gt;&gt;&gt; Chef de Projet SI Banque</text:p>
      <text:p text:style-name="P1">&gt;&gt;&gt;&gt;&gt;&gt; Système d'Information Banque</text:p>
      <text:p text:style-name="P1">&gt;&gt;&gt;&gt;&gt;&gt; 38 rue sergent Michel Berthet 69009 LYON</text:p>
      <text:p text:style-name="P1">&gt;&gt;&gt;&gt;&gt;&gt; 04.27.82.63.58</text:p>
      <text:p text:style-name="P1">&gt;&gt;&gt;&gt;&gt;&gt;</text:p>
      <text:p text:style-name="P1">&gt;&gt;&gt;&gt;&gt;&gt; http://www.fiducial.fr/</text:p>
      <text:p text:style-name="P1">&gt;&gt;&gt;&gt;&gt;&gt; -------- Message original --------</text:p>
      <text:p text:style-name="P1">&gt;&gt;&gt;&gt;&gt;&gt; Sujet: Re: Fwd: Fwd: Mise à dispo fichier</text:p>
      <text:p text:style-name="P1">&gt;&gt;&gt;&gt;&gt;&gt; De : Stéphane Papillon &lt;s.papillon@fiducial.net&gt;</text:p>
      <text:p text:style-name="P1">&gt;&gt;&gt;&gt;&gt;&gt; Pour : Julien Chevausset &lt;julien.chevausset@fiducial.net&gt;</text:p>
      <text:p text:style-name="P1">&gt;&gt;&gt;&gt;&gt;&gt; Copie à : "systemes.production.dsi" &lt;systemes.production.dsi@fiducial.fr&gt;</text:p>
      <text:p text:style-name="P1">&gt;&gt;&gt;&gt;&gt;&gt; Date : 02/06/2014 14:44</text:p>
      <text:p text:style-name="P1">&gt;&gt;&gt;&gt;&gt;&gt;&gt; fichier 1 copié</text:p>
      <text:p text:style-name="P1">&gt;&gt;&gt;&gt;&gt;&gt;&gt;</text:p>
      <text:p text:style-name="P1">&gt;&gt;&gt;&gt;&gt;&gt;&gt; Fiducial Staffing</text:p>
      <text:p text:style-name="P1">&gt;&gt;&gt;&gt;&gt;&gt;&gt; Stéphane PAPILLON</text:p>
      <text:p text:style-name="P1">&gt;&gt;&gt;&gt;&gt;&gt;&gt; Administrateur Système Linux - Infrastructure des Systèmes d'Information</text:p>
      <text:p text:style-name="P1">&gt;&gt;&gt;&gt;&gt;&gt;&gt; 19, rue Cottin</text:p>
      <text:p text:style-name="P1">&gt;&gt;&gt;&gt;&gt;&gt;&gt; 69009 Lyon</text:p>
      <text:p text:style-name="P1">&gt;&gt;&gt;&gt;&gt;&gt;&gt; s.papillon@fiducial.net</text:p>
      <text:p text:style-name="P1">&gt;&gt;&gt;&gt;&gt;&gt;&gt; 04 72 20 36 61</text:p>
      <text:p text:style-name="P1">&gt;&gt;&gt;&gt;&gt;&gt;&gt;</text:p>
      <text:p text:style-name="P1">&gt;&gt;&gt;&gt;&gt;&gt;&gt; http://www.fiducial.fr/</text:p>
      <text:p text:style-name="P1">&gt;&gt;&gt;&gt;&gt;&gt;&gt;</text:p>
      <text:p text:style-name="P1">&gt;&gt;&gt;&gt;&gt;&gt;&gt; Adresse postale:</text:p>
      <text:p text:style-name="P1">&gt;&gt;&gt;&gt;&gt;&gt;&gt; 38 rue Sergent Michel Berthet</text:p>
      <text:p text:style-name="P1">&gt;&gt;&gt;&gt;&gt;&gt;&gt; CS 50614</text:p>
      <text:p text:style-name="P1">&gt;&gt;&gt;&gt;&gt;&gt;&gt; 69258 Lyon Cedex 09</text:p>
      <text:p text:style-name="P1">&gt;&gt;&gt;&gt;&gt;&gt;&gt; -------- Message original --------</text:p>
      <text:p text:style-name="P1">&gt;&gt;&gt;&gt;&gt;&gt;&gt; Sujet: Re: Fwd: Fwd: Mise à dispo fichier</text:p>
      <text:p text:style-name="P1">&gt;&gt;&gt;&gt;&gt;&gt;&gt; De : Julien Chevausset &lt;julien.chevausset@fiducial.net&gt;</text:p>
      <text:p text:style-name="P1">&gt;&gt;&gt;&gt;&gt;&gt;&gt; Pour : Stéphane Papillon &lt;s.papillon@fiducial.net&gt;</text:p>
      <text:p text:style-name="P1">&gt;&gt;&gt;&gt;&gt;&gt;&gt; Copie à : "systemes.production.dsi" &lt;systemes.production.dsi@fiducial.fr&gt;</text:p>
      <text:p text:style-name="P1">&gt;&gt;&gt;&gt;&gt;&gt;&gt; Date : 02/06/2014 14:24</text:p>
      <text:p text:style-name="P1">&gt;&gt;&gt;&gt;&gt;&gt;&gt;&gt; Stéphane,</text:p>
      <text:p text:style-name="P1">&gt;&gt;&gt;&gt;&gt;&gt;&gt;&gt;</text:p>
      <text:p text:style-name="P1">&gt;&gt;&gt;&gt;&gt;&gt;&gt;&gt; Sur le sujet, nous avons validé le chargement des fichiers, il faudrait maintenant effectuer l'opération sur PRODUCTION sur les mêmes fichiers et selon la même méthode, à savoir :</text:p>
      <text:p text:style-name="P1">&gt;&gt;&gt;&gt;&gt;&gt;&gt;&gt;</text:p>
      <text:p text:style-name="P1">&gt;&gt;&gt;&gt;&gt;&gt;&gt;&gt; A faire dès maintenant :</text:p>
      <text:p text:style-name="P1">&gt;&gt;&gt;&gt;&gt;&gt;&gt;&gt; - Récupérer le fichier ZXPROBQE (1).dat sous L:\STAFFING\DSI\Production-Etudes\Banque\TIERS</text:p>
      <text:p text:style-name="P1">&gt;&gt;&gt;&gt;&gt;&gt;&gt;&gt; - Renommer le ZXPROBQE (1).dat en ZXPROBQE.dat</text:p>
      <text:p text:style-name="P1">&gt;&gt;&gt;&gt;&gt;&gt;&gt;&gt; - Le copier sous :</text:p>
      <text:p text:style-name="P1">&gt;&gt;&gt;&gt;&gt;&gt;&gt;&gt;</text:p>
      <text:p text:style-name="P1">&gt;&gt;&gt;&gt;&gt;&gt;&gt;&gt; /sab/sab139/SAB139/f_interface/entree</text:p>
      <text:p text:style-name="P1"><text:soft-page-break/>&gt;&gt;&gt;&gt;&gt;&gt;&gt;&gt;</text:p>
      <text:p text:style-name="P1">&gt;&gt;&gt;&gt;&gt;&gt;&gt;&gt; Quand je te donnerai le Go,</text:p>
      <text:p text:style-name="P1">&gt;&gt;&gt;&gt;&gt;&gt;&gt;&gt;</text:p>
      <text:p text:style-name="P1">&gt;&gt;&gt;&gt;&gt;&gt;&gt;&gt; - Récupérer le fichier ZXPROBQE (2).dat sous L:\STAFFING\DSI\Production-Etudes\Banque\TIERS</text:p>
      <text:p text:style-name="P1">&gt;&gt;&gt;&gt;&gt;&gt;&gt;&gt; - Renommer le ZXPROBQE (2).dat en ZXPROBQE.dat</text:p>
      <text:p text:style-name="P1">&gt;&gt;&gt;&gt;&gt;&gt;&gt;&gt; - Le copier sous :</text:p>
      <text:p text:style-name="P1">&gt;&gt;&gt;&gt;&gt;&gt;&gt;&gt;</text:p>
      <text:p text:style-name="P1">&gt;&gt;&gt;&gt;&gt;&gt;&gt;&gt; /sab/sab139/SAB139/f_interface/entree</text:p>
      <text:p text:style-name="P1">&gt;&gt;&gt;&gt;&gt;&gt;&gt;&gt;</text:p>
      <text:p text:style-name="P1">&gt;&gt;&gt;&gt;&gt;&gt;&gt;&gt; etc...</text:p>
      <text:p text:style-name="P1">&gt;&gt;&gt;&gt;&gt;&gt;&gt;&gt;</text:p>
      <text:p text:style-name="P1">&gt;&gt;&gt;&gt;&gt;&gt;&gt;&gt;</text:p>
      <text:p text:style-name="P1">&gt;&gt;&gt;&gt;&gt;&gt;&gt;&gt; Cordialement,</text:p>
      <text:p text:style-name="P1">&gt;&gt;&gt;&gt;&gt;&gt;&gt;&gt;</text:p>
      <text:p text:style-name="P1">&gt;&gt;&gt;&gt;&gt;&gt;&gt;&gt; Fiducial</text:p>
      <text:p text:style-name="P1">&gt;&gt;&gt;&gt;&gt;&gt;&gt;&gt; Julien CHEVAUSSET</text:p>
      <text:p text:style-name="P1">&gt;&gt;&gt;&gt;&gt;&gt;&gt;&gt; Chef de Projet SI Banque</text:p>
      <text:p text:style-name="P1">&gt;&gt;&gt;&gt;&gt;&gt;&gt;&gt; Système d'Information Banque</text:p>
      <text:p text:style-name="P1">&gt;&gt;&gt;&gt;&gt;&gt;&gt;&gt; 38 rue sergent Michel Berthet 69009 LYON</text:p>
      <text:p text:style-name="P1">&gt;&gt;&gt;&gt;&gt;&gt;&gt;&gt; 04.27.82.63.58</text:p>
      <text:p text:style-name="P1">&gt;&gt;&gt;&gt;&gt;&gt;&gt;&gt;</text:p>
      <text:p text:style-name="P1">&gt;&gt;&gt;&gt;&gt;&gt;&gt;&gt; http://www.fiducial.fr/</text:p>
      <text:p text:style-name="P1">&gt;&gt;&gt;&gt;&gt;&gt;&gt;&gt; -------- Message original --------</text:p>
      <text:p text:style-name="P1">&gt;&gt;&gt;&gt;&gt;&gt;&gt;&gt; Sujet: Re: Fwd: Fwd: Mise à dispo fichier</text:p>
      <text:p text:style-name="P1">&gt;&gt;&gt;&gt;&gt;&gt;&gt;&gt; De : Julien Chevausset &lt;julien.chevausset@fiducial.net&gt;</text:p>
      <text:p text:style-name="P1">&gt;&gt;&gt;&gt;&gt;&gt;&gt;&gt; Pour : Stéphane Papillon &lt;s.papillon@fiducial.net&gt;</text:p>
      <text:p text:style-name="P1">&gt;&gt;&gt;&gt;&gt;&gt;&gt;&gt; Copie à : "systemes.production.dsi" &lt;systemes.production.dsi@fiducial.fr&gt;</text:p>
      <text:p text:style-name="P1">&gt;&gt;&gt;&gt;&gt;&gt;&gt;&gt; Date : 28/05/2014 16:14</text:p>
      <text:p text:style-name="P1">&gt;&gt;&gt;&gt;&gt;&gt;&gt;&gt;&gt; Stéphane,</text:p>
      <text:p text:style-name="P1">&gt;&gt;&gt;&gt;&gt;&gt;&gt;&gt;&gt; Go pour le fichier (3)</text:p>
      <text:p text:style-name="P1">&gt;&gt;&gt;&gt;&gt;&gt;&gt;&gt;&gt; Cordialement,</text:p>
      <text:p text:style-name="P1">&gt;&gt;&gt;&gt;&gt;&gt;&gt;&gt;&gt;</text:p>
      <text:p text:style-name="P1">&gt;&gt;&gt;&gt;&gt;&gt;&gt;&gt;&gt; Fiducial</text:p>
      <text:p text:style-name="P1">&gt;&gt;&gt;&gt;&gt;&gt;&gt;&gt;&gt; Julien CHEVAUSSET</text:p>
      <text:p text:style-name="P1">&gt;&gt;&gt;&gt;&gt;&gt;&gt;&gt;&gt; Chef de Projet SI Banque</text:p>
      <text:p text:style-name="P1">&gt;&gt;&gt;&gt;&gt;&gt;&gt;&gt;&gt; Système d'Information Banque</text:p>
      <text:p text:style-name="P1">&gt;&gt;&gt;&gt;&gt;&gt;&gt;&gt;&gt; 38 rue sergent Michel Berthet 69009 LYON</text:p>
      <text:p text:style-name="P1">&gt;&gt;&gt;&gt;&gt;&gt;&gt;&gt;&gt; 04.27.82.63.58</text:p>
      <text:p text:style-name="P1">&gt;&gt;&gt;&gt;&gt;&gt;&gt;&gt;&gt;</text:p>
      <text:p text:style-name="P1">&gt;&gt;&gt;&gt;&gt;&gt;&gt;&gt;&gt; http://www.fiducial.fr/</text:p>
      <text:p text:style-name="P1">&gt;&gt;&gt;&gt;&gt;&gt;&gt;&gt;&gt; -------- Message original --------</text:p>
      <text:p text:style-name="P1">&gt;&gt;&gt;&gt;&gt;&gt;&gt;&gt;&gt; Sujet: Re: Fwd: Fwd: Mise à dispo fichier</text:p>
      <text:p text:style-name="P1">&gt;&gt;&gt;&gt;&gt;&gt;&gt;&gt;&gt; De : Julien Chevausset &lt;julien.chevausset@fiducial.net&gt;</text:p>
      <text:p text:style-name="P1">&gt;&gt;&gt;&gt;&gt;&gt;&gt;&gt;&gt; Pour : Stéphane Papillon &lt;s.papillon@fiducial.net&gt;</text:p>
      <text:p text:style-name="P1">&gt;&gt;&gt;&gt;&gt;&gt;&gt;&gt;&gt; Copie à : "systemes.production.dsi" &lt;systemes.production.dsi@fiducial.fr&gt;</text:p>
      <text:p text:style-name="P1">&gt;&gt;&gt;&gt;&gt;&gt;&gt;&gt;&gt; Date : 28/05/2014 14:56</text:p>
      <text:p text:style-name="P1">&gt;&gt;&gt;&gt;&gt;&gt;&gt;&gt;&gt;&gt; Stéphane,</text:p>
      <text:p text:style-name="P1">&gt;&gt;&gt;&gt;&gt;&gt;&gt;&gt;&gt;&gt; Go pour le fichier (2)</text:p>
      <text:p text:style-name="P1">&gt;&gt;&gt;&gt;&gt;&gt;&gt;&gt;&gt;&gt; Cordialement,</text:p>
      <text:p text:style-name="P1">&gt;&gt;&gt;&gt;&gt;&gt;&gt;&gt;&gt;&gt;</text:p>
      <text:p text:style-name="P1">&gt;&gt;&gt;&gt;&gt;&gt;&gt;&gt;&gt;&gt; Fiducial</text:p>
      <text:p text:style-name="P1"><text:soft-page-break/>&gt;&gt;&gt;&gt;&gt;&gt;&gt;&gt;&gt;&gt; Julien CHEVAUSSET</text:p>
      <text:p text:style-name="P1">&gt;&gt;&gt;&gt;&gt;&gt;&gt;&gt;&gt;&gt; Chef de Projet SI Banque</text:p>
      <text:p text:style-name="P1">&gt;&gt;&gt;&gt;&gt;&gt;&gt;&gt;&gt;&gt; Système d'Information Banque</text:p>
      <text:p text:style-name="P1">&gt;&gt;&gt;&gt;&gt;&gt;&gt;&gt;&gt;&gt; 38 rue sergent Michel Berthet 69009 LYON</text:p>
      <text:p text:style-name="P1">&gt;&gt;&gt;&gt;&gt;&gt;&gt;&gt;&gt;&gt; 04.27.82.63.58</text:p>
      <text:p text:style-name="P1">&gt;&gt;&gt;&gt;&gt;&gt;&gt;&gt;&gt;&gt;</text:p>
      <text:p text:style-name="P1">&gt;&gt;&gt;&gt;&gt;&gt;&gt;&gt;&gt;&gt; http://www.fiducial.fr/</text:p>
      <text:p text:style-name="P1">&gt;&gt;&gt;&gt;&gt;&gt;&gt;&gt;&gt;&gt; -------- Message original --------</text:p>
      <text:p text:style-name="P1">&gt;&gt;&gt;&gt;&gt;&gt;&gt;&gt;&gt;&gt; Sujet: Fwd: Fwd: Mise à dispo fichier</text:p>
      <text:p text:style-name="P1">&gt;&gt;&gt;&gt;&gt;&gt;&gt;&gt;&gt;&gt; De : Julien Chevausset &lt;julien.chevausset@fiducial.net&gt;</text:p>
      <text:p text:style-name="P1">&gt;&gt;&gt;&gt;&gt;&gt;&gt;&gt;&gt;&gt; Pour : Stéphane Papillon &lt;s.papillon@fiducial.net&gt;, systemes.production.dsi &lt;systemes.production.dsi@fiducial.fr&gt;</text:p>
      <text:p text:style-name="P1">&gt;&gt;&gt;&gt;&gt;&gt;&gt;&gt;&gt;&gt; Date : 28/05/2014 10:03</text:p>
      <text:p text:style-name="P1">&gt;&gt;&gt;&gt;&gt;&gt;&gt;&gt;&gt;&gt;&gt; Bonjour Stéphane,</text:p>
      <text:p text:style-name="P1">&gt;&gt;&gt;&gt;&gt;&gt;&gt;&gt;&gt;&gt;&gt;</text:p>
      <text:p text:style-name="P1">&gt;&gt;&gt;&gt;&gt;&gt;&gt;&gt;&gt;&gt;&gt; Aujourd'hui, j'aurais 4 fichiers à te demander d'intégrer sur la préproduction</text:p>
      <text:p text:style-name="P1">&gt;&gt;&gt;&gt;&gt;&gt;&gt;&gt;&gt;&gt;&gt;</text:p>
      <text:p text:style-name="P1">&gt;&gt;&gt;&gt;&gt;&gt;&gt;&gt;&gt;&gt;&gt; A faire dès maintenant :</text:p>
      <text:p text:style-name="P1">&gt;&gt;&gt;&gt;&gt;&gt;&gt;&gt;&gt;&gt;&gt; - Récupérer le fichier ZXPROBQE (1).dat sous L:\STAFFING\DSI\Production-Etudes\Banque\TIERS</text:p>
      <text:p text:style-name="P1">&gt;&gt;&gt;&gt;&gt;&gt;&gt;&gt;&gt;&gt;&gt; - Renommer le ZXPROBQE (1).dat en ZXPROBQE.dat</text:p>
      <text:p text:style-name="P1">&gt;&gt;&gt;&gt;&gt;&gt;&gt;&gt;&gt;&gt;&gt; - Le copier sous :</text:p>
      <text:p text:style-name="P1">&gt;&gt;&gt;&gt;&gt;&gt;&gt;&gt;&gt;&gt;&gt;</text:p>
      <text:p text:style-name="P1">&gt;&gt;&gt;&gt;&gt;&gt;&gt;&gt;&gt;&gt;&gt; /sab/sab139q/SAB139/f_interface/entree</text:p>
      <text:p text:style-name="P1">&gt;&gt;&gt;&gt;&gt;&gt;&gt;&gt;&gt;&gt;&gt;</text:p>
      <text:p text:style-name="P1">&gt;&gt;&gt;&gt;&gt;&gt;&gt;&gt;&gt;&gt;&gt; Quand je te donnerai le Go,</text:p>
      <text:p text:style-name="P1">&gt;&gt;&gt;&gt;&gt;&gt;&gt;&gt;&gt;&gt;&gt;</text:p>
      <text:p text:style-name="P1">&gt;&gt;&gt;&gt;&gt;&gt;&gt;&gt;&gt;&gt;&gt; - Récupérer le fichier ZXPROBQE (2).dat sous L:\STAFFING\DSI\Production-Etudes\Banque\TIERS</text:p>
      <text:p text:style-name="P1">&gt;&gt;&gt;&gt;&gt;&gt;&gt;&gt;&gt;&gt;&gt; - Renommer le ZXPROBQE (2).dat en ZXPROBQE.dat</text:p>
      <text:p text:style-name="P1">&gt;&gt;&gt;&gt;&gt;&gt;&gt;&gt;&gt;&gt;&gt; - Le copier sous :</text:p>
      <text:p text:style-name="P1">&gt;&gt;&gt;&gt;&gt;&gt;&gt;&gt;&gt;&gt;&gt;</text:p>
      <text:p text:style-name="P1">&gt;&gt;&gt;&gt;&gt;&gt;&gt;&gt;&gt;&gt;&gt; /sab/sab139q/SAB139/f_interface/entree</text:p>
      <text:p text:style-name="P1">&gt;&gt;&gt;&gt;&gt;&gt;&gt;&gt;&gt;&gt;&gt;</text:p>
      <text:p text:style-name="P1">&gt;&gt;&gt;&gt;&gt;&gt;&gt;&gt;&gt;&gt;&gt; etc...</text:p>
      <text:p text:style-name="P1">&gt;&gt;&gt;&gt;&gt;&gt;&gt;&gt;&gt;&gt;&gt;</text:p>
      <text:p text:style-name="P1">&gt;&gt;&gt;&gt;&gt;&gt;&gt;&gt;&gt;&gt;&gt;</text:p>
      <text:p text:style-name="P1">&gt;&gt;&gt;&gt;&gt;&gt;&gt;&gt;&gt;&gt;&gt; Cordialement,</text:p>
      <text:p text:style-name="P1">&gt;&gt;&gt;&gt;&gt;&gt;&gt;&gt;&gt;&gt;&gt;</text:p>
      <text:p text:style-name="P1">&gt;&gt;&gt;&gt;&gt;&gt;&gt;&gt;&gt;&gt;&gt; Fiducial</text:p>
      <text:p text:style-name="P1">&gt;&gt;&gt;&gt;&gt;&gt;&gt;&gt;&gt;&gt;&gt; Julien CHEVAUSSET</text:p>
      <text:p text:style-name="P1">&gt;&gt;&gt;&gt;&gt;&gt;&gt;&gt;&gt;&gt;&gt; Chef de Projet SI Banque</text:p>
      <text:p text:style-name="P1">&gt;&gt;&gt;&gt;&gt;&gt;&gt;&gt;&gt;&gt;&gt; Système d'Information Banque</text:p>
      <text:p text:style-name="P1">&gt;&gt;&gt;&gt;&gt;&gt;&gt;&gt;&gt;&gt;&gt; 38 rue sergent Michel Berthet 69009 LYON</text:p>
      <text:p text:style-name="P1">&gt;&gt;&gt;&gt;&gt;&gt;&gt;&gt;&gt;&gt;&gt; 04.27.82.63.58</text:p>
      <text:p text:style-name="P1">&gt;&gt;&gt;&gt;&gt;&gt;&gt;&gt;&gt;&gt;&gt;</text:p>
      <text:p text:style-name="P1">&gt;&gt;&gt;&gt;&gt;&gt;&gt;&gt;&gt;&gt;&gt; http://www.fiducial.fr/</text:p>
      <text:p text:style-name="P1">&gt;&gt;&gt;&gt;&gt;&gt;&gt;&gt;&gt;&gt;&gt;</text:p>
      <text:p text:style-name="P1">&gt;&gt;&gt;&gt;&gt;&gt;&gt;&gt;&gt;&gt;&gt;</text:p>
      <text:p text:style-name="P1">&gt;&gt;&gt;&gt;&gt;&gt;&gt;&gt;&gt;&gt;&gt;</text:p>
      <text:p text:style-name="P1">&gt;&gt;&gt;&gt;&gt;&gt;&gt;&gt;&gt;&gt;&gt;</text:p>
      <text:p text:style-name="P1">&gt;&gt;&gt;&gt;&gt;&gt;&gt;&gt;&gt;&gt;&gt;</text:p>
      <text:p text:style-name="P1"><text:soft-page-break/>&gt;&gt;&gt;&gt;&gt;&gt;&gt;&gt;&gt;&gt;&gt;</text:p>
      <text:p text:style-name="P1">&gt;&gt;&gt;&gt;&gt;&gt;&gt;&gt;&gt;&gt;&gt;</text:p>
      <text:p text:style-name="P1">&gt;&gt;&gt;&gt;&gt;&gt;&gt;&gt;&gt;&gt;</text:p>
      <text:p text:style-name="P1">&gt;&gt;&gt;&gt;&gt;&gt;&gt;&gt;&gt;</text:p>
      <text:p text:style-name="P1">&gt;&gt;&gt;&gt;&gt;&gt;&gt;&gt;</text:p>
      <text:p text:style-name="P1">&gt;&gt;&gt;&gt;&gt;&gt;&gt;</text:p>
      <text:p text:style-name="P1">&gt;&gt;&gt;&gt;&gt;&gt;</text:p>
      <text:p text:style-name="P1">&gt;&gt;&gt;&gt;&gt;</text:p>
      <text:p text:style-name="P1">&gt;&gt;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4.2$Windows_x86 LibreOffice_project/63150712c6d317d27ce2db16eb94c2f3d7b699f8</meta:generator>
    <dc:date>2016-04-25T11:22:50.132000000</dc:date>
    <meta:document-statistic meta:table-count="0" meta:image-count="0" meta:object-count="0" meta:page-count="8" meta:paragraph-count="354" meta:word-count="1666" meta:character-count="12978" meta:non-whitespace-character-count="11211"/>
    <meta:user-defined meta:name="Info 1"/>
    <meta:user-defined meta:name="Info 2"/>
    <meta:user-defined meta:name="Info 3"/>
    <meta:user-defined meta:name="Info 4"/>
  </office:meta>
</office:document-meta>
</file>